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16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6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3"><text:s text:c="2"/></text:span></text:p>
      <text:p text:style-name="P40"><text:span text:style-name="T3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6"/>
      <text:p text:style-name="P54"><text:tab/>xor a</text:p>
      <text:p text:style-name="P54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4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9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4">maingamelp</text:span></text:p>
      <text:p text:style-name="P16"><text:tab/>dec a</text:p>
      <text:p text:style-name="P16"><text:tab/>ld (killed),a</text:p>
      <text:p text:style-name="P16"><text:tab/>jp nz,<text:span text:style-name="T4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4"><text:tab/>ld a,2</text:p>
      <text:p text:style-name="P70"><text:tab/>call finishmusic</text:p>
      <text:p text:style-name="P3"/>
      <text:p text:style-name="P54"><text:tab/>ld a,1</text:p>
      <text:p text:style-name="P54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4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4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4"><text:tab/>push ix</text:p>
      <text:p text:style-name="P16"><text:tab/>ld hl,resetrous</text:p>
      <text:p text:style-name="P16"><text:tab/>call z,jumptoroutine</text:p>
      <text:p text:style-name="P54"><text:tab/>pop ix</text:p>
      <text:p text:style-name="P34">notprintyet</text:p>
      <text:p text:style-name="P64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4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4"><text:tab/>push ix</text:p>
      <text:p text:style-name="P16"><text:tab/>ld hl,movingrous</text:p>
      <text:p text:style-name="P16"><text:tab/>call z,jumptoroutine</text:p>
      <text:p text:style-name="P54"><text:tab/>pop ix</text:p>
      <text:p text:style-name="P34">notinthisroom</text:p>
      <text:p text:style-name="P64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34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34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64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7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4"><text:tab/>pop ix</text:p>
      <text:p text:style-name="P54"><text:tab/>push ix</text:p>
      <text:p text:style-name="P54"><text:tab/>bit 5,(ix+colour)</text:p>
      <text:p text:style-name="P54"><text:tab/>call nz,plotattris2</text:p>
      <text:p text:style-name="P54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0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4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4"><text:tab/>push ix</text:p>
      <text:p text:style-name="P54"><text:tab/>ld a,5</text:p>
      <text:p text:style-name="P54"><text:tab/>call starttune</text:p>
      <text:p text:style-name="P16"><text:tab/>ld hl,youfoundcoinmess</text:p>
      <text:p text:style-name="P16"><text:tab/>call windowrou</text:p>
      <text:p text:style-name="P54"><text:tab/>pop ix</text:p>
      <text:p text:style-name="P34">notovercoin</text:p>
      <text:p text:style-name="P64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5"><text:tab/>push bc</text:p>
      <text:p text:style-name="P54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4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4"><text:tab/>ld de,3</text:p>
      <text:p text:style-name="P54"><text:tab/>add ix,de</text:p>
      <text:p text:style-name="P54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4"><text:tab/>ld b,a</text:p>
      <text:p text:style-name="P33">updateflamelp</text:p>
      <text:p text:style-name="P55"><text:tab/>push bc</text:p>
      <text:p text:style-name="P16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5"><text:tab/>ld de,3</text:p>
      <text:p text:style-name="P54"><text:tab/>add ix,de</text:p>
      <text:p text:style-name="P54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6"><text:tab/>ld e,(ix+0)</text:p>
      <text:p text:style-name="P16"><text:tab/>ld l,(ix+1)</text:p>
      <text:p text:style-name="P16"><text:tab/>ld a,115</text:p>
      <text:p text:style-name="P55">simprintflame</text:p>
      <text:p text:style-name="P55"><text:tab/>push ix</text:p>
      <text:p text:style-name="P40"><text:tab/>call store_sprite_vars</text:p>
      <text:p text:style-name="P16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72">proxpicture</text:p>
      <text:p text:style-name="P72"><text:tab/>defb 52<text:tab/>;;room</text:p>
      <text:p text:style-name="P71"><text:tab/>defb 62,104<text:tab/>;;;x,y</text:p>
      <text:p text:style-name="P71"><text:tab/>defb 5,16<text:tab/>;;;w,h</text:p>
      <text:p text:style-name="P72">proxpicturerou</text:p>
      <text:p text:style-name="P55"><text:tab/>pop hl</text:p>
      <text:p text:style-name="P54"><text:tab/>ld hl,lookatpicturemess</text:p>
      <text:p text:style-name="P54"><text:tab/>if computer=spectrum</text:p>
      <text:p text:style-name="P73"><text:tab/>ld a,1</text:p>
      <text:p text:style-name="P73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<text:span text:style-name="T2">jp dotreasurepic</text:span>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70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4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4"><text:soft-page-break/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tab/>add hl,de</text:p>
      <text:p text:style-name="P54"><text:soft-page-break/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tab/>ld c,a</text:p>
      <text:p text:style-name="P61"><text:soft-page-break/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4"><text:tab/>call openwindow<text:tab/></text:p>
      <text:p text:style-name="P54"><text:tab/>call flipifnecessary</text:p>
      <text:p text:style-name="P16"><text:tab/>call prtmessage1</text:p>
      <text:p text:style-name="P54"><text:tab/>call flipifnecessary</text:p>
      <text:p text:style-name="P54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4"><text:tab/>ld a,6</text:p>
      <text:p text:style-name="P54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8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4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3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4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53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2"><text:tab/>push ix</text:p>
      <text:p text:style-name="P16"><text:tab/>call resetuproom</text:p>
      <text:p text:style-name="P54"><text:tab/>pop ix</text:p>
      <text:p text:style-name="P16"><text:tab/>xor a</text:p>
      <text:p text:style-name="P3"><text:tab/>ld (tryputdownvar),a</text:p>
      <text:p text:style-name="P16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4"><text:tab/>ld a,11</text:p>
      <text:p text:style-name="P54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4"><text:soft-page-break/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3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4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4">poscheat<text:tab/>defb 0</text:p>
      <text:p text:style-name="P16">oldclock<text:tab/>defb 0</text:p>
      <text:p text:style-name="P16"><text:soft-page-break/>clock<text:tab/>defb 0</text:p>
      <text:p text:style-name="P54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4">colourtable<text:tab/>defb 2,3,4,5,6,5,4,3</text:p>
      <text:p text:style-name="P3">lastkeybyte<text:tab/>defb 0</text:p>
      <text:p text:style-name="P16">tryputdownvar<text:tab/>defb 0</text:p>
      <text:p text:style-name="P54">flipscreen<text:tab/>defb 0</text:p>
      <text:p text:style-name="P54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leftnotpressed</text:p>
      <text:p text:style-name="P54"><text:soft-page-break/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3">updatedizzy1</text:span><text:tab/></text:p>
      <text:p text:style-name="P62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2T22:20:53.317359074</dc:date>
    <meta:editing-duration>P1DT23H23M21S</meta:editing-duration>
    <meta:editing-cycles>163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